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1.522cm"/>
    </style:style>
    <style:style style:name="gr5" style:family="graphic" style:parent-style-name="standard">
      <style:graphic-properties draw:stroke="dash" draw:stroke-dash="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45cm" fo:padding-top="0.15cm" fo:padding-bottom="0.15cm" fo:padding-left="0.275cm" fo:padding-right="0.275cm"/>
    </style:style>
    <style:style style:name="gr6" style:family="graphic" style:parent-style-name="standard">
      <style:graphic-properties draw:textarea-vertical-align="middle" draw:auto-grow-height="false" fo:min-height="0cm" fo:min-width="0.031cm"/>
    </style:style>
    <style:style style:name="gr7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8" style:family="graphic" style:parent-style-name="objectwithoutfill">
      <style:graphic-properties svg:stroke-width="0.02cm" svg:stroke-color="#000000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-width="0.275cm" draw:marker-end="Arrow" draw:marker-end-width="0.3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198a8a" draw:textarea-vertical-align="middle" draw:auto-grow-height="false" fo:min-height="0.03cm" fo:min-width="0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51cm"/>
    </style:style>
    <style:style style:name="gr13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14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15" style:family="graphic" style:parent-style-name="standard">
      <style:graphic-properties draw:fill="solid" draw:fill-color="#23b8dc" draw:textarea-horizontal-align="justify" draw:textarea-vertical-align="middle" draw:auto-grow-height="false" fo:min-height="0.796cm" fo:min-width="0.612cm"/>
    </style:style>
    <style:style style:name="gr16" style:family="graphic" style:parent-style-name="standard">
      <style:graphic-properties draw:textarea-horizontal-align="justify" draw:textarea-vertical-align="middle" draw:auto-grow-height="false" fo:min-height="0.33cm" fo:min-width="0.1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18" style:family="graphic" style:parent-style-name="standard">
      <style:graphic-properties svg:stroke-color="#000000" draw:fill="solid" draw:fill-color="#a5e5cb" draw:textarea-horizontal-align="justify" draw:textarea-vertical-align="middle" draw:auto-grow-height="false" fo:min-height="0.103cm" fo:min-width="0cm"/>
    </style:style>
    <style:style style:name="gr19" style:family="graphic" style:parent-style-name="standard">
      <style:graphic-properties svg:stroke-color="#000000" draw:fill="solid" draw:fill-color="#c7d9e2" draw:textarea-horizontal-align="justify" draw:textarea-vertical-align="middle" draw:auto-grow-height="false" fo:min-height="0.103cm" fo:min-width="0cm"/>
    </style:style>
    <style:style style:name="gr20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103cm" fo:min-width="0cm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3" style:family="graphic" style:parent-style-name="standard">
      <style:graphic-properties svg:stroke-color="#000000" draw:fill="solid" draw:fill-color="#a5e5cb" draw:textarea-horizontal-align="justify" draw:textarea-vertical-align="middle" draw:auto-grow-height="false" fo:min-height="0.103cm" fo:min-width="0cm"/>
    </style:style>
    <style:style style:name="gr2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05cm" fo:min-width="0.063cm"/>
    </style:style>
    <style:style style:name="gr25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1.294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3.792cm" fo:padding-top="0.15cm" fo:padding-bottom="0.15cm" fo:padding-left="0.275cm" fo:padding-right="0.275cm"/>
    </style:style>
    <style:style style:name="gr27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17cm" fo:padding-top="0.15cm" fo:padding-bottom="0.15cm" fo:padding-left="0.275cm" fo:padding-right="0.275cm"/>
    </style:style>
    <style:style style:name="gr28" style:family="graphic" style:parent-style-name="standard">
      <style:graphic-properties draw:stroke="solid" draw:stroke-dash="Ultrafine_20_Dashed" svg:stroke-width="0.05cm" svg:stroke-color="#94006b" draw:marker-start-width="0.355cm" draw:marker-end-width="0.355cm" draw:fill="none" draw:textarea-horizontal-align="justify" draw:textarea-vertical-align="middle" draw:auto-grow-height="false" fo:min-height="0.56cm" fo:min-width="4.404cm" fo:padding-top="0.15cm" fo:padding-bottom="0.15cm" fo:padding-left="0.275cm" fo:padding-right="0.275cm"/>
    </style:style>
    <style:style style:name="gr29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36cm" fo:padding-top="0.15cm" fo:padding-bottom="0.15cm" fo:padding-left="0.275cm" fo:padding-right="0.275cm"/>
    </style:style>
    <style:style style:name="gr30" style:family="graphic" style:parent-style-name="standard">
      <style:graphic-properties svg:stroke-width="0.02cm" svg:stroke-color="#94006b" draw:marker-start-width="0.26cm" draw:marker-end-width="0.26cm" draw:fill="solid" draw:fill-color="#c7d9e2" draw:textarea-horizontal-align="justify" draw:textarea-vertical-align="middle" draw:auto-grow-height="false" fo:min-height="0.103cm" fo:min-width="0cm" fo:padding-top="0.135cm" fo:padding-bottom="0.135cm" fo:padding-left="0.26cm" fo:padding-right="0.26cm"/>
    </style:style>
    <style:style style:name="gr31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7.043cm" fo:padding-top="0.15cm" fo:padding-bottom="0.15cm" fo:padding-left="0.275cm" fo:padding-right="0.275cm"/>
    </style:style>
    <style:style style:name="gr32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1.308cm" fo:padding-top="0.15cm" fo:padding-bottom="0.15cm" fo:padding-left="0.275cm" fo:padding-right="0.275cm"/>
    </style:style>
    <style:style style:name="gr33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789cm" fo:padding-top="0.15cm" fo:padding-bottom="0.15cm" fo:padding-left="0.275cm" fo:padding-right="0.275cm"/>
    </style:style>
    <style:style style:name="gr34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835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2cm" svg:stroke-color="#000000" draw:marker-start-width="0.26cm" draw:marker-end="Arrow" draw:marker-end-width="0.2cm" draw:fill="none" draw:textarea-vertical-align="middle" fo:padding-top="0.135cm" fo:padding-bottom="0.135cm" fo:padding-left="0.26cm" fo:padding-right="0.26cm"/>
    </style:style>
    <style:style style:name="gr36" style:family="graphic" style:parent-style-name="objectwithoutfill">
      <style:graphic-properties svg:stroke-width="0.02cm" svg:stroke-color="#993366" draw:marker-start-width="0.03cm" draw:marker-end="Arrow" draw:marker-end-width="0.2cm" draw:fill="none" draw:textarea-vertical-align="middle" fo:padding-top="0.135cm" fo:padding-bottom="0.135cm" fo:padding-left="0.26cm" fo:padding-right="0.26cm"/>
    </style:style>
    <style:style style:name="gr37" style:family="graphic" style:parent-style-name="objectwithoutfill">
      <style:graphic-properties svg:stroke-width="0.02cm" svg:stroke-color="#993366" draw:marker-start-width="0.06cm" draw:marker-end="Arrow" draw:marker-end-width="0.2cm" draw:fill="none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ff3366" draw:marker-start-width="0.26cm" draw:marker-end-width="0.26cm" draw:fill="solid" draw:fill-color="#c7d9e2" draw:textarea-horizontal-align="justify" draw:textarea-vertical-align="middle" draw:auto-grow-height="false" fo:min-height="0.103cm" fo:min-width="0cm" fo:padding-top="0.135cm" fo:padding-bottom="0.135cm" fo:padding-left="0.26cm" fo:padding-right="0.26cm"/>
    </style:style>
    <style:style style:name="gr39" style:family="graphic" style:parent-style-name="objectwithoutfill">
      <style:graphic-properties svg:stroke-width="0.02cm" svg:stroke-color="#000000" draw:marker-start-width="0.26cm" draw:marker-end="Arrow" draw:marker-end-width="0.23cm" draw:fill="non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svg:stroke-width="0cm" svg:stroke-color="#000000" draw:marker-start-width="0.2cm" draw:marker-end-width="0.2cm" draw:fill="solid" draw:fill-color="#c7d9e2" draw:textarea-horizontal-align="justify" draw:textarea-vertical-align="middle" draw:auto-grow-height="false" fo:min-height="0.083cm" fo:min-width="0cm" fo:padding-top="0.125cm" fo:padding-bottom="0.125cm" fo:padding-left="0.25cm" fo:padding-right="0.25cm"/>
    </style:style>
    <style:style style:name="gr41" style:family="graphic" style:parent-style-name="objectwithoutfill">
      <style:graphic-properties svg:stroke-width="0.02cm" svg:stroke-color="#000000" draw:marker-start-width="0.03cm" draw:marker-end="Arrow" draw:marker-end-width="0.2cm" draw:fill="none" draw:textarea-vertical-align="middle" fo:padding-top="0.135cm" fo:padding-bottom="0.135cm" fo:padding-left="0.26cm" fo:padding-right="0.26cm"/>
    </style:style>
    <style:style style:name="gr42" style:family="graphic" style:parent-style-name="objectwithoutfill">
      <style:graphic-properties svg:stroke-width="0.02cm" svg:stroke-color="#000000" draw:marker-start-width="0.06cm" draw:marker-end="Arrow" draw:marker-end-width="0.23cm" draw:fill="none" draw:textarea-vertical-align="middle" fo:padding-top="0.135cm" fo:padding-bottom="0.135cm" fo:padding-left="0.26cm" fo:padding-right="0.26cm"/>
    </style:style>
    <style:style style:name="gr43" style:family="graphic" style:parent-style-name="objectwithoutfill">
      <style:graphic-properties svg:stroke-width="0.02cm" svg:stroke-color="#993366" draw:marker-start="Arrow" draw:marker-start-width="0.2cm" draw:marker-end="Arrow" draw:marker-end-width="0.23cm" draw:fill="none" draw:textarea-vertical-align="middle" fo:padding-top="0.135cm" fo:padding-bottom="0.135cm" fo:padding-left="0.26cm" fo:padding-right="0.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048cm"/>
    </style:style>
    <style:style style:name="gr45" style:family="graphic" style:parent-style-name="standard">
      <style:graphic-properties draw:fill="solid" draw:fill-color="#a5e5cb" draw:textarea-vertical-align="middle" draw:auto-grow-height="false" fo:min-height="0.242cm" fo:min-width="0.03cm" fo:wrap-option="wrap"/>
    </style:style>
    <style:style style:name="gr46" style:family="graphic" style:parent-style-name="standard">
      <style:graphic-properties draw:fill="solid" draw:fill-color="#c7d9e2" draw:textarea-vertical-align="middle" draw:auto-grow-height="false" fo:min-height="0.242cm" fo:min-width="0.03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5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1.116cm"/>
    </style:style>
    <style:style style:name="gr49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1.25cm" fo:min-width="1.974cm" fo:padding-top="0.135cm" fo:padding-bottom="0.135cm" fo:padding-left="0.26cm" fo:padding-right="0.26cm"/>
    </style:style>
    <style:style style:name="gr50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2.264cm" fo:min-width="4.661cm" fo:padding-top="0.135cm" fo:padding-bottom="0.135cm" fo:padding-left="0.26cm" fo:padding-right="0.2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6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407cm"/>
    </style:style>
    <style:style style:name="gr53" style:family="graphic" style:parent-style-name="standard">
      <style:graphic-properties svg:stroke-width="0.02cm" svg:stroke-color="#000000" draw:marker-start-width="0.26cm" draw:marker-end-width="0.26cm" draw:fill="solid" draw:fill-color="#e6e6ff" draw:textarea-horizontal-align="justify" draw:textarea-vertical-align="middle" draw:auto-grow-height="false" fo:min-height="0.207cm" fo:min-width="3.066cm" fo:padding-top="0.135cm" fo:padding-bottom="0.135cm" fo:padding-left="0.26cm" fo:padding-right="0.26cm"/>
    </style:style>
    <style:style style:name="gr54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1.236cm" fo:padding-top="0.15cm" fo:padding-bottom="0.15cm" fo:padding-left="0.275cm" fo:padding-right="0.275cm"/>
    </style:style>
    <style:style style:name="gr55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1.051cm" fo:min-width="1.054cm" fo:padding-top="0.135cm" fo:padding-bottom="0.135cm" fo:padding-left="0.26cm" fo:padding-right="0.26cm"/>
    </style:style>
    <style:style style:name="gr56" style:family="graphic" style:parent-style-name="objectwithoutfill">
      <style:graphic-properties svg:stroke-width="0.04cm" svg:stroke-color="#cc6633" draw:marker-start-width="0.32cm" draw:marker-end="Arrow" draw:marker-end-width="0.26cm" draw:fill="none" draw:textarea-vertical-align="middle" fo:padding-top="0.145cm" fo:padding-bottom="0.145cm" fo:padding-left="0.27cm" fo:padding-right="0.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4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014cm"/>
    </style:style>
    <style:style style:name="gr59" style:family="graphic" style:parent-style-name="standard">
      <style:graphic-properties svg:stroke-width="0cm" svg:stroke-color="#000000" draw:marker-start-width="0.2cm" draw:marker-end-width="0.2cm" draw:fill="solid" draw:fill-color="#c7d9e2" draw:textarea-horizontal-align="justify" draw:textarea-vertical-align="middle" draw:auto-grow-height="false" fo:min-height="0.103cm" fo:min-width="0cm" fo:padding-top="0.125cm" fo:padding-bottom="0.125cm" fo:padding-left="0.25cm" fo:padding-right="0.25cm"/>
    </style:style>
    <style:style style:name="P1" style:family="paragraph">
      <loext:graphic-properties draw:fill="solid" draw:fill-color="#23b8dc"/>
      <style:paragraph-properties fo:text-align="center"/>
    </style:style>
    <style:style style:name="P2" style:family="paragraph">
      <loext:graphic-properties draw:fill="none" draw:fill-color="#ffffff"/>
      <style:text-properties style:font-name="Cabin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  <style:text-properties style:font-name="Cabin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8a8a"/>
      <style:paragraph-properties fo:text-align="center"/>
    </style:style>
    <style:style style:name="P7" style:family="paragraph">
      <loext:graphic-properties draw:fill="solid" draw:fill-color="#198a8a"/>
      <style:paragraph-properties fo:text-align="center"/>
      <style:text-properties style:font-name="Cabin" fo:font-size="14pt" style:font-size-asian="14pt" style:font-size-complex="14pt"/>
    </style:style>
    <style:style style:name="P8" style:family="paragraph">
      <loext:graphic-properties draw:fill="solid" draw:fill-color="#23b8dc"/>
      <style:paragraph-properties fo:text-align="center"/>
      <style:text-properties style:font-name="Cabin" fo:font-size="14pt" style:font-size-asian="14pt" style:font-size-complex="14pt"/>
    </style:style>
    <style:style style:name="P9" style:family="paragraph">
      <loext:graphic-properties draw:fill="solid" draw:fill-color="#23b8dc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23b8dc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a5e5cb"/>
      <style:paragraph-properties fo:text-align="center"/>
      <style:text-properties style:font-name="Cabin" fo:font-size="10pt" style:font-size-asian="10pt" style:font-size-complex="10pt"/>
    </style:style>
    <style:style style:name="P12" style:family="paragraph">
      <loext:graphic-properties draw:fill="solid" draw:fill-color="#c7d9e2"/>
      <style:paragraph-properties fo:text-align="center"/>
      <style:text-properties style:font-name="Cabin" fo:font-size="10pt" style:font-size-asian="10pt" style:font-size-complex="10pt"/>
    </style:style>
    <style:style style:name="P13" style:family="paragraph">
      <loext:graphic-properties draw:fill="solid" draw:fill-color="#ffcc99"/>
      <style:paragraph-properties fo:text-align="center"/>
      <style:text-properties style:font-name="Cabin" fo:font-size="10pt" style:font-size-asian="10pt" style:font-size-complex="10pt"/>
    </style:style>
    <style:style style:name="P14" style:family="paragraph">
      <loext:graphic-properties draw:fill="solid" draw:fill-color="#a5e5cb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23b8dc"/>
      <style:paragraph-properties fo:text-align="center"/>
      <style:text-properties style:font-name="Cabin" fo:font-size="10pt" style:font-size-asian="10pt" style:font-size-complex="10pt"/>
    </style:style>
    <style:style style:name="P16" style:family="paragraph">
      <loext:graphic-properties draw:fill="solid" draw:fill-color="#a5e5cb"/>
      <style:paragraph-properties fo:text-align="center"/>
      <style:text-properties style:font-name="Cabin" fo:font-size="9pt" style:font-size-asian="9pt" style:font-size-complex="9pt"/>
    </style:style>
    <style:style style:name="P17" style:family="paragraph">
      <loext:graphic-properties draw:fill="solid" draw:fill-color="#ffcc99"/>
      <style:paragraph-properties fo:text-align="center"/>
    </style:style>
    <style:style style:name="P18" style:family="paragraph">
      <loext:graphic-properties draw:fill="solid" draw:fill-color="#ffcc99"/>
      <style:paragraph-properties fo:text-align="center"/>
      <style:text-properties style:font-name="Cabin" fo:font-size="9pt" style:font-size-asian="9pt" style:font-size-complex="9pt"/>
    </style:style>
    <style:style style:name="P19" style:family="paragraph">
      <loext:graphic-properties draw:fill="solid" draw:fill-color="#c7d9e2"/>
      <style:paragraph-properties fo:text-align="center"/>
      <style:text-properties style:font-name="Cabin" fo:font-size="9pt" style:font-size-asian="9pt" style:font-size-complex="9pt"/>
    </style:style>
    <style:style style:name="P20" style:family="paragraph">
      <loext:graphic-properties draw:fill="none" draw:fill-color="#ffffff"/>
      <style:text-properties style:font-name="Cabin" fo:font-size="8pt" style:font-size-asian="8pt" style:font-size-complex="8pt"/>
    </style:style>
    <style:style style:name="P21" style:family="paragraph">
      <loext:graphic-properties draw:fill="solid" draw:fill-color="#a5e5cb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solid" draw:fill-color="#c7d9e2"/>
      <style:paragraph-properties fo:text-align="center"/>
    </style:style>
    <style:style style:name="P23" style:family="paragraph">
      <loext:graphic-properties draw:fill="solid" draw:fill-color="#e6e6e6"/>
      <style:paragraph-properties fo:text-align="center"/>
      <style:text-properties style:font-name="Cabin"/>
    </style:style>
    <style:style style:name="P24" style:family="paragraph">
      <loext:graphic-properties draw:fill="solid" draw:fill-color="#e6e6e6"/>
      <style:paragraph-properties fo:text-align="center"/>
    </style:style>
    <style:style style:name="P25" style:family="paragraph">
      <loext:graphic-properties draw:fill="solid" draw:fill-color="#e6e6ff"/>
      <style:paragraph-properties fo:text-align="center"/>
      <style:text-properties style:font-name="Cabin" fo:font-size="10pt" style:font-size-asian="10pt" style:font-size-complex="10pt"/>
    </style:style>
    <style:style style:name="P26" style:family="paragraph">
      <loext:graphic-properties draw:fill="solid" draw:fill-color="#e6e6e6"/>
      <style:paragraph-properties fo:text-align="center"/>
      <style:text-properties style:font-name="Cabin" fo:font-size="10pt" style:font-size-asian="10pt" style:font-size-complex="10pt"/>
    </style:style>
    <style:style style:name="T1" style:family="text">
      <style:text-properties style:font-name="Cabin" fo:font-size="10pt" style:font-size-asian="10pt" style:font-size-complex="10pt"/>
    </style:style>
    <style:style style:name="T2" style:family="text">
      <style:text-properties style:font-name="Cabin" fo:font-size="8pt" style:font-size-asian="8pt" style:font-size-complex="8pt"/>
    </style:style>
    <style:style style:name="T3" style:family="text">
      <style:text-properties style:font-name="Cabin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bin" fo:font-size="10pt" fo:font-style="italic" style:font-size-asian="10pt" style:font-size-complex="10pt"/>
    </style:style>
    <style:style style:name="T7" style:family="text">
      <style:text-properties style:text-position="0% 100%" style:font-name="Cabin" fo:font-size="10pt" style:font-size-asian="10pt" style:font-size-complex="10pt"/>
    </style:style>
    <style:style style:name="T8" style:family="text">
      <style:text-properties style:font-name="Cabin" fo:font-size="9pt" style:font-size-asian="9pt" style:font-size-complex="9pt"/>
    </style:style>
    <style:style style:name="T9" style:family="text">
      <style:text-properties style:font-name="Cabin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EP" draw:style-name="dp1" draw:master-page-name="Standard">
        <draw:custom-shape draw:style-name="gr1" draw:text-style-name="P1" draw:layer="layout" svg:width="0.811cm" svg:height="0.705cm" svg:x="3.459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1.645cm" svg:height="0.679cm" svg:x="3.496cm" svg:y="1.747cm">
          <draw:text-box>
            <text:p><text:span text:style-name="T1">Ereignis</text:span></text:p>
          </draw:text-box>
        </draw:frame>
        <draw:custom-shape draw:style-name="gr1" draw:text-style-name="P1" draw:layer="layout" svg:width="0.809cm" svg:height="0.705cm" svg:x="4.422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38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6.348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311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8.27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9.236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2.624cm" svg:height="1.107cm" svg:x="8.201cm" svg:y="1.63cm">
          <draw:text-box>
            <text:p><text:span text:style-name="T1">Ereignisstrom</text:span></text:p>
          </draw:text-box>
        </draw:frame>
        <draw:custom-shape draw:style-name="gr4" draw:text-style-name="P4" draw:layer="layout" svg:width="2.31cm" svg:height="0.5cm" svg:x="5.68cm" svg:y="3.55cm">
          <text:p text:style-name="P3"><text:span text:style-name="T2">Ze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7cm" svg:height="0.86cm" svg:x="3.29cm" svg:y="2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8cm" svg:height="0.323cm" draw:transform="rotate (-0.785398163397448) translate (5.079cm 2.0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0.808cm" svg:height="0.323cm" draw:transform="rotate (-2.35549635849155) translate (8.41cm 2.0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6" xml:id="id1" draw:id="id1" draw:layer="layout" svg:width="0.811cm" svg:height="0.705cm" svg:x="1.756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2.719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2" draw:id="id2" draw:layer="layout" svg:width="0.81cm" svg:height="0.705cm" svg:x="3.68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4.645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608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0.809cm" svg:height="0.705cm" svg:x="6.57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533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curve" draw:line-skew="0.022cm" svg:x1="2.162cm" svg:y1="6.212cm" svg:x2="4.086cm" svg:y2="6.212cm" draw:start-shape="id1" draw:start-glue-point="6" draw:end-shape="id2" draw:end-glue-point="6" svg:d="M2162 6212c0 784 1924 784 1924 0" svg:viewBox="0 0 1925 589">
          <text:p/>
        </draw:connector>
        <draw:connector draw:style-name="gr9" draw:text-style-name="P5" draw:layer="layout" draw:type="curve" svg:x1="4.086cm" svg:y1="5.507cm" svg:x2="6.976cm" svg:y2="5.507cm" draw:start-shape="id2" draw:start-glue-point="4" draw:end-shape="id3" draw:end-glue-point="4" svg:d="M4086 5507c0-753 2890-753 2890 0" svg:viewBox="0 0 2891 566">
          <text:p/>
        </draw:connector>
        <draw:custom-shape draw:style-name="gr10" draw:text-style-name="P4" draw:layer="layout" svg:width="0.506cm" svg:height="0.49cm" draw:transform="rotate (-1.5707963267949) translate (5.302cm 6.4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2cm" svg:height="0.886cm" svg:x="4.591cm" svg:y="7.16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12" draw:text-style-name="P2" draw:layer="layout" svg:width="2.051cm" svg:height="0.679cm" svg:x="2.173cm" svg:y="7.604cm">
          <draw:text-box>
            <text:p><text:span text:style-name="T1">Beziehung</text:span></text:p>
          </draw:text-box>
        </draw:frame>
        <draw:custom-shape draw:style-name="gr6" draw:text-style-name="P3" draw:layer="layout" svg:width="0.808cm" svg:height="0.323cm" draw:transform="rotate (1.74114046178954) translate (2.898cm 7.7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2" draw:layer="layout" svg:width="2.279cm" svg:height="1.107cm" svg:x="6.057cm" svg:y="6.231cm">
          <draw:text-box>
            <text:p><text:span text:style-name="T1">Komplexes Ereignis</text:span></text:p>
          </draw:text-box>
        </draw:frame>
        <draw:custom-shape draw:style-name="gr6" draw:text-style-name="P3" draw:layer="layout" svg:width="0.808cm" svg:height="0.323cm" draw:transform="rotate (-2.35549635849155) translate (6.066cm 6.93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7" xml:id="id4" draw:id="id4" draw:layer="layout" svg:width="0.811cm" svg:height="0.705cm" svg:x="1.756cm" svg:y="9.488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9.488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5" draw:id="id5" draw:layer="layout" svg:width="0.81cm" svg:height="0.705cm" svg:x="3.681cm" svg:y="9.488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9.488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9.488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6" draw:id="id6" draw:layer="layout" svg:width="0.809cm" svg:height="0.705cm" svg:x="6.571cm" svg:y="9.488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9.488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curve" draw:line-skew="0.022cm" svg:x1="2.162cm" svg:y1="10.193cm" svg:x2="4.086cm" svg:y2="10.193cm" draw:start-shape="id4" draw:start-glue-point="6" draw:end-shape="id5" draw:end-glue-point="6" svg:d="M2162 10193c0 784 1924 784 1924 0" svg:viewBox="0 0 1925 589">
          <text:p/>
        </draw:connector>
        <draw:connector draw:style-name="gr8" draw:text-style-name="P5" draw:layer="layout" draw:type="curve" svg:x1="4.086cm" svg:y1="9.488cm" svg:x2="6.976cm" svg:y2="9.488cm" draw:start-shape="id5" draw:start-glue-point="4" draw:end-shape="id6" draw:end-glue-point="4" svg:d="M4086 9488c0-753 2890-753 2890 0" svg:viewBox="0 0 2891 566">
          <text:p/>
        </draw:connector>
        <draw:custom-shape draw:style-name="gr15" draw:text-style-name="P10" draw:layer="layout" svg:width="1.667cm" svg:height="1.045cm" svg:x="1.561cm" svg:y="2.434cm">
          <text:p text:style-name="P3"><text:span text:style-name="T5">Quell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6" draw:text-style-name="P3" draw:layer="layout" svg:width="0.887cm" svg:height="0.82cm" svg:x="10.398cm" svg:y="2.5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7" draw:text-style-name="P2" draw:layer="layout" svg:width="1.946cm" svg:height="0.679cm" svg:x="9.899cm" svg:y="3.27cm">
          <draw:text-box>
            <text:p><text:span text:style-name="T6">/dev/</text:span><text:span text:style-name="T1">null</text:span></text:p>
          </draw:text-box>
        </draw:frame>
        <draw:custom-shape draw:style-name="gr13" draw:text-style-name="P7" xml:id="id7" draw:id="id7" draw:layer="layout" svg:width="0.811cm" svg:height="0.705cm" svg:x="1.756cm" svg:y="9.4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9.4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8" draw:id="id8" draw:layer="layout" svg:width="0.81cm" svg:height="0.705cm" svg:x="3.681cm" svg:y="9.491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9.491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9.491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9" draw:id="id9" draw:layer="layout" svg:width="0.809cm" svg:height="0.705cm" svg:x="6.571cm" svg:y="9.4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9.4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curve" draw:line-skew="0.022cm" svg:x1="2.162cm" svg:y1="10.196cm" svg:x2="4.086cm" svg:y2="10.196cm" draw:start-shape="id7" draw:start-glue-point="6" draw:end-shape="id8" draw:end-glue-point="6" svg:d="M2162 10196c0 784 1924 784 1924 0" svg:viewBox="0 0 1925 589">
          <text:p/>
        </draw:connector>
        <draw:connector draw:style-name="gr8" draw:text-style-name="P5" draw:layer="layout" draw:type="curve" svg:x1="4.086cm" svg:y1="9.491cm" svg:x2="6.976cm" svg:y2="9.491cm" draw:start-shape="id8" draw:start-glue-point="4" draw:end-shape="id9" draw:end-glue-point="4" svg:d="M4086 9491c0-753 2890-753 2890 0" svg:viewBox="0 0 2891 566">
          <text:p/>
        </draw:connector>
        <draw:custom-shape draw:style-name="gr13" draw:text-style-name="P7" draw:layer="layout" svg:width="0.811cm" svg:height="0.705cm" svg:x="1.756cm" svg:y="12.3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12.3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cm" svg:height="0.705cm" svg:x="3.681cm" svg:y="12.391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12.391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12.391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09cm" svg:height="0.705cm" svg:x="6.571cm" svg:y="12.3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12.3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.756cm" svg:y="12.394cm">
          <text:p text:style-name="P3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2.719cm" svg:y="12.394cm">
          <text:p text:style-name="P3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0.81cm" svg:height="0.705cm" svg:x="3.681cm" svg:y="12.394cm">
          <text:p text:style-name="P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0.81cm" svg:height="0.705cm" svg:x="4.645cm" svg:y="12.394cm">
          <text:p text:style-name="P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5" draw:layer="layout" svg:width="0.81cm" svg:height="0.705cm" svg:x="5.608cm" svg:y="12.394cm">
          <text:p text:style-name="P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6.571cm" svg:y="12.394cm">
          <text:p text:style-name="P3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cm" svg:height="0.705cm" svg:x="7.533cm" svg:y="12.394cm">
          <text:p text:style-name="P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draw:custom-shape draw:style-name="gr13" draw:text-style-name="P7" draw:layer="layout" svg:width="0.811cm" svg:height="0.705cm" svg:x="1.756cm" svg:y="1.2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1.2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cm" svg:height="0.705cm" svg:x="3.681cm" svg:y="1.291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1.291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1.291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09cm" svg:height="0.705cm" svg:x="6.571cm" svg:y="1.2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1.2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.756cm" svg:y="1.294cm">
          <text:p text:style-name="P3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2.719cm" svg:y="1.294cm">
          <text:p text:style-name="P3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0.81cm" svg:height="0.705cm" svg:x="3.681cm" svg:y="1.294cm">
          <text:p text:style-name="P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0.81cm" svg:height="0.705cm" svg:x="4.645cm" svg:y="1.294cm">
          <text:p text:style-name="P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5" draw:layer="layout" svg:width="0.81cm" svg:height="0.705cm" svg:x="5.608cm" svg:y="1.294cm">
          <text:p text:style-name="P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6.571cm" svg:y="1.294cm">
          <text:p text:style-name="P3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cm" svg:height="0.705cm" svg:x="7.533cm" svg:y="1.294cm">
          <text:p text:style-name="P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1cm" svg:height="0.705cm" svg:x="3.945cm" svg:y="3.143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0.811cm" svg:height="0.705cm" svg:x="3.945cm" svg:y="3.146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draw:layer="layout" svg:width="0.754cm" svg:height="0.754cm" svg:x="1.614cm" svg:y="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09cm" svg:height="0.705cm" svg:x="2.931cm" svg:y="3.159cm">
          <text:p text:style-name="P3"><text:span text:style-name="T8">10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3.914cm" svg:y="4.015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811cm" svg:height="0.705cm" svg:x="1cm" svg:y="5.73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9cm" svg:y="5.73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3.5cm" svg:y="5.73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4.4cm" svg:y="5.7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4cm" svg:y="5.73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cm" svg:y="5.73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9cm" svg:y="5.737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8.5cm" svg:y="5.737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9.4cm" svg:y="5.73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2.7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2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2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7.7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0.811cm" svg:height="0.705cm" svg:x="6.715cm" svg:y="7.04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7.601cm" svg:y="7.04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8.487cm" svg:y="7.04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9.4cm" svg:y="7.04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715cm" svg:y="8.04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7.601cm" svg:y="8.047cm">
          <text:p text:style-name="P3"><text:span text:style-name="T8">141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8.487cm" svg:y="8.047cm">
          <text:p text:style-name="P3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9.4cm" svg:y="8.047cm">
          <text:p text:style-name="P3"><text:span text:style-name="T8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draw:layer="layout" svg:width="1.844cm" svg:height="0.86cm" svg:x="1.556cm" svg:y="9.4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62cm" svg:y="9.5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62cm" svg:y="9.5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62cm" svg:y="9.5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62cm" svg:y="9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62cm" svg:y="9.5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62cm" svg:y="9.5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62cm" svg:y="9.5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62cm" svg:y="9.5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62cm" svg:y="9.5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4.342cm" svg:height="0.86cm" svg:x="1.545cm" svg:y="10.6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51cm" svg:y="10.7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51cm" svg:y="10.7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51cm" svg:y="10.7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51cm" svg:y="10.7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51cm" svg:y="10.7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51cm" svg:y="10.7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51cm" svg:y="10.7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51cm" svg:y="10.7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51cm" svg:y="10.7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6.867cm" svg:height="0.86cm" svg:x="1.534cm" svg:y="11.8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4cm" svg:y="11.9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4cm" svg:y="11.9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4cm" svg:y="11.9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4cm" svg:y="11.9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4cm" svg:y="11.9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4cm" svg:y="11.9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4cm" svg:y="11.9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4cm" svg:y="11.9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4cm" svg:y="11.9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" draw:layer="layout" svg:width="4.954cm" svg:height="0.86cm" svg:x="4.122cm" svg:y="12.9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28cm" svg:y="13.0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28cm" svg:y="13.0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28cm" svg:y="13.0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28cm" svg:y="13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28cm" svg:y="13.0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28cm" svg:y="13.0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28cm" svg:y="13.0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28cm" svg:y="13.0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28cm" svg:y="13.0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5" draw:layer="layout" svg:width="6.886cm" svg:height="0.86cm" svg:x="4.115cm" svg:y="14.0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4cm" svg:y="14.1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4cm" svg:y="14.1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4cm" svg:y="14.1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4cm" svg:y="14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4cm" svg:y="14.1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4cm" svg:y="14.1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4cm" svg:y="14.1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4cm" svg:y="14.1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4cm" svg:y="14.1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0.811cm" svg:height="0.705cm" svg:x="2.915cm" svg:y="15.44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3.801cm" svg:y="15.447cm">
          <text:p text:style-name="P3"><text:span text:style-name="T8">141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87cm" svg:y="15.447cm">
          <text:p text:style-name="P3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2" draw:layer="layout" svg:width="0.811cm" svg:height="0.705cm" svg:x="5.6cm" svg:y="15.447cm">
          <text:p text:style-name="P3"><text:span text:style-name="T8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5cm" svg:y="15.447cm">
          <text:p text:style-name="P3"><text:span text:style-name="T8">1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7.4cm" svg:y="15.447cm">
          <text:p text:style-name="P3"><text:span text:style-name="T8">146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3cm" svg:y="15.44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5" draw:layer="layout" svg:width="7.593cm" svg:height="0.86cm" svg:x="1.522cm" svg:y="17.3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28cm" svg:y="17.4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28cm" svg:y="17.4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28cm" svg:y="17.4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28cm" svg:y="17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28cm" svg:y="17.4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28cm" svg:y="17.4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28cm" svg:y="17.4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28cm" svg:y="17.4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28cm" svg:y="17.4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5" draw:layer="layout" svg:width="1.858cm" svg:height="0.86cm" svg:x="9.155cm" svg:y="18.4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52cm" svg:y="18.5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52cm" svg:y="18.5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52cm" svg:y="18.5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52cm" svg:y="18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52cm" svg:y="18.5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52cm" svg:y="18.5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52cm" svg:y="18.5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52cm" svg:y="18.5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52cm" svg:y="18.5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9" draw:layer="layout" svg:width="0.811cm" svg:height="0.705cm" svg:x="5.256cm" svg:y="19.535cm">
          <text:p text:style-name="P3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231cm" svg:y="19.535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5" draw:layer="layout" svg:width="4.339cm" svg:height="0.86cm" svg:x="1.522cm" svg:y="21.4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28cm" svg:y="21.523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28cm" svg:y="21.523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28cm" svg:y="21.523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28cm" svg:y="21.5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28cm" svg:y="21.523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28cm" svg:y="21.523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28cm" svg:y="21.523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28cm" svg:y="21.523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28cm" svg:y="21.523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5" draw:layer="layout" svg:width="4.385cm" svg:height="0.86cm" svg:x="6.628cm" svg:y="22.5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52cm" svg:y="22.623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52cm" svg:y="22.623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52cm" svg:y="22.623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52cm" svg:y="2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52cm" svg:y="22.623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52cm" svg:y="22.623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52cm" svg:y="22.623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52cm" svg:y="22.623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52cm" svg:y="22.623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9" draw:layer="layout" svg:width="0.811cm" svg:height="0.705cm" svg:x="5.256cm" svg:y="23.624cm">
          <text:p text:style-name="P3"><text:span text:style-name="T8">141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231cm" svg:y="23.624cm">
          <text:p text:style-name="P3"><text:span text:style-name="T8">146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Standard">
        <draw:custom-shape draw:style-name="gr18" draw:text-style-name="P16" draw:layer="layout" svg:width="0.811cm" svg:height="0.705cm" svg:x="1cm" svg:y="1.53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9cm" svg:y="1.53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8cm" svg:y="1.53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.5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1.53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cm" svg:y="1.53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4cm" svg:y="1.537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.537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2cm" svg:y="1.53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cm" svg:y="1.537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7cm" svg:y="1.537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1.537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.516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1.515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11cm" svg:height="0.705cm" svg:x="10cm" svg:y="1.537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2.93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3.83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0.811cm" svg:height="0.705cm" svg:x="1cm" svg:y="6.538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10" draw:id="id10" draw:layer="layout" svg:width="0.811cm" svg:height="0.705cm" svg:x="1.9cm" svg:y="6.538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16" draw:id="id16" draw:layer="layout" svg:width="0.811cm" svg:height="0.705cm" svg:x="2.8cm" svg:y="6.538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6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1" draw:id="id11" draw:layer="layout" svg:width="0.811cm" svg:height="0.705cm" svg:x="3.7cm" svg:y="6.538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cm" svg:y="6.538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2" draw:id="id12" draw:layer="layout" svg:width="0.811cm" svg:height="0.705cm" svg:x="6.4cm" svg:y="6.538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3" draw:id="id13" draw:layer="layout" svg:width="0.811cm" svg:height="0.705cm" svg:x="7.3cm" svg:y="6.538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2cm" svg:y="6.538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4" draw:id="id14" draw:layer="layout" svg:width="0.811cm" svg:height="0.705cm" svg:x="9.1cm" svg:y="6.538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5" draw:id="id15" draw:layer="layout" svg:width="0.811cm" svg:height="0.705cm" svg:x="11.7cm" svg:y="6.538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6.538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6.517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6.516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11cm" svg:height="0.705cm" svg:x="10cm" svg:y="6.538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5" draw:layer="layout" draw:type="curve" draw:line-skew="0.309cm" svg:x1="2.306cm" svg:y1="6.538cm" svg:x2="4.106cm" svg:y2="6.538cm" draw:start-shape="id10" draw:start-glue-point="4" draw:end-shape="id11" draw:end-glue-point="4" svg:d="M2306 6538c0-289 1800-289 1800 0" svg:viewBox="0 0 1801 218">
          <text:p/>
        </draw:connector>
        <draw:connector draw:style-name="gr35" draw:text-style-name="P5" draw:layer="layout" draw:type="curve" draw:line-skew="0.147cm" svg:x1="2.306cm" svg:y1="6.538cm" svg:x2="6.806cm" svg:y2="6.538cm" draw:start-shape="id10" draw:start-glue-point="4" draw:end-shape="id12" draw:end-glue-point="4" svg:d="M2306 6538c0-532 4500-532 4500 0" svg:viewBox="0 0 4501 400">
          <text:p/>
        </draw:connector>
        <draw:connector draw:style-name="gr35" draw:text-style-name="P5" draw:layer="layout" draw:type="curve" svg:x1="2.306cm" svg:y1="6.538cm" svg:x2="7.706cm" svg:y2="6.538cm" draw:start-shape="id10" draw:start-glue-point="4" draw:end-shape="id13" draw:end-glue-point="4" svg:d="M2306 6538c0-753 5400-753 5400 0" svg:viewBox="0 0 5401 566">
          <text:p/>
        </draw:connector>
        <draw:connector draw:style-name="gr35" draw:text-style-name="P5" draw:layer="layout" draw:type="curve" draw:line-skew="-0.194cm" svg:x1="2.306cm" svg:y1="6.538cm" svg:x2="9.506cm" svg:y2="6.538cm" draw:start-shape="id10" draw:start-glue-point="4" draw:end-shape="id14" draw:end-glue-point="4" svg:d="M2306 6538c0-1044 7200-1044 7200 0" svg:viewBox="0 0 7201 784">
          <text:p/>
        </draw:connector>
        <draw:connector draw:style-name="gr35" draw:text-style-name="P5" draw:layer="layout" draw:type="curve" draw:line-skew="-0.386cm" svg:x1="2.306cm" svg:y1="6.538cm" svg:x2="12.106cm" svg:y2="6.538cm" draw:start-shape="id10" draw:start-glue-point="4" draw:end-shape="id15" draw:end-glue-point="4" svg:d="M2306 6538c0-1332 9800-1332 9800 0" svg:viewBox="0 0 9801 1000">
          <text:p/>
        </draw:connector>
        <draw:connector draw:style-name="gr36" draw:text-style-name="P5" draw:layer="layout" draw:type="curve" draw:line-skew="-0.319cm" svg:x1="3.206cm" svg:y1="7.243cm" svg:x2="4.106cm" svg:y2="7.243cm" draw:start-shape="id16" draw:start-glue-point="6" draw:end-shape="id11" draw:end-glue-point="6" svg:d="M3206 7243c0 273 900 273 900 0" svg:viewBox="0 0 901 206">
          <text:p/>
        </draw:connector>
        <draw:connector draw:style-name="gr36" draw:text-style-name="P5" draw:layer="layout" draw:type="curve" draw:line-skew="-0.136cm" svg:x1="3.206cm" svg:y1="7.243cm" svg:x2="6.806cm" svg:y2="7.243cm" draw:start-shape="id16" draw:start-glue-point="6" draw:end-shape="id12" draw:end-glue-point="6" svg:d="M3206 7243c0 547 3600 547 3600 0" svg:viewBox="0 0 3601 411">
          <text:p/>
        </draw:connector>
        <draw:custom-shape draw:style-name="gr19" draw:text-style-name="P12" draw:layer="layout" svg:width="0.811cm" svg:height="0.705cm" svg:x="1.646cm" svg:y="8.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2.546cm" svg:y="8.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029cm" svg:y="9.056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4.929cm" svg:y="9.0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929cm" svg:y="9.056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405cm" svg:y="8.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05cm" svg:y="8.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66cm" svg:y="9.056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56cm" svg:y="9.056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1.072cm" svg:y="8.4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972cm" svg:y="8.4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646cm" svg:y="10.7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2.546cm" svg:y="10.7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402cm" svg:y="10.7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27cm" svg:y="10.7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168cm" svg:y="10.734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025cm" svg:y="10.734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5" draw:layer="layout" draw:type="curve" svg:x1="3.206cm" svg:y1="7.243cm" svg:x2="7.706cm" svg:y2="7.243cm" draw:start-shape="id16" draw:start-glue-point="6" draw:end-shape="id13" draw:end-glue-point="6" svg:d="M3206 7243c0 751 4500 751 4500 0" svg:viewBox="0 0 4501 564">
          <text:p/>
        </draw:connector>
        <draw:connector draw:style-name="gr37" draw:text-style-name="P5" draw:layer="layout" draw:type="curve" draw:line-skew="0.063cm" svg:x1="3.206cm" svg:y1="7.243cm" svg:x2="9.506cm" svg:y2="7.243cm" draw:start-shape="id16" draw:start-glue-point="6" draw:end-shape="id14" draw:end-glue-point="6" svg:d="M3206 7243c0 846 6300 846 6300 0" svg:viewBox="0 0 6301 636">
          <text:p/>
        </draw:connector>
        <draw:connector draw:style-name="gr37" draw:text-style-name="P5" draw:layer="layout" draw:type="curve" draw:line-skew="0.163cm" svg:x1="3.206cm" svg:y1="7.243cm" svg:x2="12.106cm" svg:y2="7.243cm" draw:start-shape="id16" draw:start-glue-point="6" draw:end-shape="id15" draw:end-glue-point="6" svg:d="M3206 7243c0 996 8900 996 8900 0" svg:viewBox="0 0 8901 748">
          <text:p/>
        </draw:connector>
        <draw:custom-shape draw:style-name="gr18" draw:text-style-name="P16" draw:layer="layout" svg:width="0.811cm" svg:height="0.705cm" svg:x="1cm" svg:y="14.538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17" draw:id="id17" draw:layer="layout" svg:width="0.811cm" svg:height="0.705cm" svg:x="1.9cm" svg:y="14.538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12" draw:layer="layout" svg:width="0.811cm" svg:height="0.705cm" svg:x="2.8cm" svg:y="14.538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4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8" draw:id="id18" draw:layer="layout" svg:width="0.811cm" svg:height="0.705cm" svg:x="3.7cm" svg:y="14.538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19" draw:id="id19" draw:layer="layout" svg:width="0.811cm" svg:height="0.705cm" svg:x="4.6cm" svg:y="14.538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20" draw:id="id20" draw:layer="layout" svg:width="0.811cm" svg:height="0.705cm" svg:x="6.4cm" svg:y="14.538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4.538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1" draw:id="id21" draw:layer="layout" svg:width="0.811cm" svg:height="0.705cm" svg:x="8.2cm" svg:y="14.538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22" draw:id="id22" draw:layer="layout" svg:width="0.811cm" svg:height="0.705cm" svg:x="9.1cm" svg:y="14.538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24" draw:id="id24" draw:layer="layout" svg:width="0.811cm" svg:height="0.705cm" svg:x="11.7cm" svg:y="14.538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14.538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4.517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14.516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3" draw:id="id23" draw:layer="layout" svg:width="0.811cm" svg:height="0.705cm" svg:x="10cm" svg:y="14.538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5" draw:layer="layout" draw:type="curve" draw:line-skew="0.106cm" svg:x1="2.306cm" svg:y1="14.538cm" svg:x2="4.106cm" svg:y2="14.538cm" draw:start-shape="id17" draw:start-glue-point="4" draw:end-shape="id18" draw:end-glue-point="4" svg:d="M2306 14538c0-594 1800-594 1800 0" svg:viewBox="0 0 1801 446">
          <text:p/>
        </draw:connector>
        <draw:connector draw:style-name="gr39" draw:text-style-name="P5" draw:layer="layout" draw:type="curve" draw:line-skew="0.132cm" svg:x1="5.006cm" svg:y1="14.538cm" svg:x2="6.806cm" svg:y2="14.538cm" draw:start-shape="id19" draw:start-glue-point="4" draw:end-shape="id20" draw:end-glue-point="4" svg:d="M5006 14538c0-555 1800-555 1800 0" svg:viewBox="0 0 1801 417">
          <text:p/>
        </draw:connector>
        <draw:connector draw:style-name="gr39" draw:text-style-name="P5" draw:layer="layout" draw:type="curve" draw:line-skew="0.198cm" svg:x1="8.606cm" svg:y1="14.538cm" svg:x2="9.506cm" svg:y2="14.538cm" draw:start-shape="id21" draw:start-glue-point="4" draw:end-shape="id22" draw:end-glue-point="4" svg:d="M8606 14538c0-456 900-456 900 0" svg:viewBox="0 0 901 343">
          <text:p/>
        </draw:connector>
        <draw:connector draw:style-name="gr39" draw:text-style-name="P5" draw:layer="layout" draw:type="curve" draw:line-skew="0.132cm" svg:x1="10.406cm" svg:y1="14.538cm" svg:x2="12.106cm" svg:y2="14.538cm" draw:start-shape="id23" draw:start-glue-point="4" draw:end-shape="id24" draw:end-glue-point="4" svg:d="M10406 14538c0-555 1700-555 1700 0" svg:viewBox="0 0 1701 417">
          <text:p/>
        </draw:connector>
        <draw:custom-shape draw:style-name="gr18" draw:text-style-name="P16" draw:layer="layout" svg:width="0.811cm" svg:height="0.705cm" svg:x="1cm" svg:y="17.51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5" draw:id="id25" draw:layer="layout" svg:width="0.811cm" svg:height="0.705cm" svg:x="1.9cm" svg:y="17.51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0.811cm" svg:height="0.705cm" svg:x="2.8cm" svg:y="17.51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7.5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17.51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cm" svg:y="17.51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4cm" svg:y="17.517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7.517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2cm" svg:y="17.51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cm" svg:y="17.517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7cm" svg:y="17.517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7" draw:id="id27" draw:layer="layout" svg:width="0.811cm" svg:height="0.705cm" svg:x="12.6cm" svg:y="17.517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7.496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xml:id="id26" draw:id="id26" draw:layer="layout" svg:width="0.754cm" svg:height="0.754cm" svg:x="10.874cm" svg:y="17.495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11cm" svg:height="0.705cm" svg:x="10cm" svg:y="17.517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type="curve" svg:x1="2.306cm" svg:y1="17.517cm" svg:x2="11.251cm" svg:y2="17.495cm" draw:start-shape="id25" draw:start-glue-point="4" draw:end-shape="id26" draw:end-glue-point="4" svg:d="M2306 17517c0-784 8945-773 8945-22" svg:viewBox="0 0 8946 588">
          <text:p/>
        </draw:connector>
        <draw:connector draw:style-name="gr42" draw:text-style-name="P5" draw:layer="layout" draw:type="curve" draw:line-skew="0.182cm" svg:x1="11.251cm" svg:y1="17.495cm" svg:x2="13.006cm" svg:y2="17.517cm" draw:start-shape="id26" draw:start-glue-point="4" draw:end-shape="id27" draw:end-glue-point="4" svg:d="M11251 17495c0-478 1755-489 1755 22" svg:viewBox="0 0 1756 383">
          <text:p/>
        </draw:connector>
        <draw:connector draw:style-name="gr43" draw:text-style-name="P5" draw:layer="layout" draw:type="curve" svg:x1="2.306cm" svg:y1="18.222cm" svg:x2="13.006cm" svg:y2="18.222cm" draw:start-shape="id25" draw:start-glue-point="6" draw:end-shape="id27" draw:end-glue-point="6" svg:d="M2306 18222c0 751 10700 751 10700 0" svg:viewBox="0 0 10701 564">
          <text:p/>
        </draw:connector>
        <draw:frame draw:style-name="gr44" draw:text-style-name="P20" draw:layer="layout" svg:width="1.548cm" svg:height="0.598cm" svg:x="6.906cm" svg:y="18.287cm">
          <draw:text-box>
            <text:p><text:span text:style-name="T2">107 &lt; 141</text:span></text:p>
          </draw:text-box>
        </draw:frame>
        <draw:custom-shape draw:style-name="gr45" draw:text-style-name="P21" draw:layer="layout" svg:width="1.682cm" svg:height="1.56cm" svg:x="3.16cm" svg:y="19.2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6" draw:text-style-name="P22" draw:layer="layout" svg:width="1.682cm" svg:height="1.56cm" svg:x="5.458cm" svg:y="19.2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47" draw:text-style-name="P20" draw:layer="layout" svg:width="1.07cm" svg:height="0.791cm" svg:x="3.612cm" svg:y="19.765cm">
          <draw:text-box>
            <text:p><text:span text:style-name="T2">67</text:span></text:p>
          </draw:text-box>
        </draw:frame>
        <draw:frame draw:style-name="gr48" draw:text-style-name="P20" draw:layer="layout" svg:width="1.616cm" svg:height="0.792cm" svg:x="5.677cm" svg:y="19.764cm">
          <draw:text-box>
            <text:p><text:span text:style-name="T2">138</text:span><text:span text:style-name="T9">.83</text:span></text:p>
          </draw:text-box>
        </draw:frame>
        <draw:custom-shape draw:style-name="gr49" draw:text-style-name="P23" draw:layer="layout" svg:width="2.473cm" svg:height="2.25cm" svg:x="8.93cm" svg:y="21.473cm">
          <text:p text:style-name="P3"><text:span text:style-name="T1">Compiler</text:span></text:p>
          <text:p text:style-name="P3"><text:span text:style-name="T1"/></text:p>
          <text:p text:style-name="P3"><text:span text:style-name="T2">„</text:span><text:span text:style-name="T2">select * from ...“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0" draw:text-style-name="P24" draw:layer="layout" svg:width="5.16cm" svg:height="2.513cm" svg:x="7.647cm" svg:y="23.80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1" draw:text-style-name="P2" draw:layer="layout" svg:width="1.768cm" svg:height="0.679cm" svg:x="7.965cm" svg:y="23.741cm">
          <draw:text-box>
            <text:p><text:span text:style-name="T1">Runtime</text:span></text:p>
          </draw:text-box>
        </draw:frame>
        <draw:frame draw:style-name="gr52" draw:text-style-name="P20" draw:layer="layout" svg:width="2.907cm" svg:height="0.598cm" svg:x="6.761cm" svg:y="23.053cm">
          <draw:text-box>
            <text:p><text:span text:style-name="T2">Muster als Bytecode</text:span></text:p>
          </draw:text-box>
        </draw:frame>
        <draw:custom-shape draw:style-name="gr53" draw:text-style-name="P25" draw:layer="layout" svg:width="4.075cm" svg:height="0.913cm" svg:x="4.379cm" svg:y="24.561cm">
          <text:p text:style-name="P3"><text:span text:style-name="T1">Ereignisstr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xml:id="id28" draw:id="id28" draw:layer="layout" svg:width="0.811cm" svg:height="0.705cm" svg:x="8.999cm" svg:y="24.735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899cm" svg:y="24.735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799cm" svg:y="24.735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699cm" svg:y="24.735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5" draw:layer="layout" svg:width="1.786cm" svg:height="0.86cm" svg:x="8.969cm" svg:y="24.6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xml:id="id29" draw:id="id29" draw:layer="layout" svg:width="2.33cm" svg:height="1.3cm" svg:x="8.24cm" svg:y="26.53cm">
          <text:p text:style-name="P3"><text:span text:style-name="T1">Listene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56" draw:text-style-name="P5" draw:layer="layout" svg:x1="9.404cm" svg:y1="25.44cm" svg:x2="9.405cm" svg:y2="26.53cm" draw:start-shape="id28" draw:end-shape="id29" svg:d="M9404 25440v541h1v549" svg:viewBox="0 0 2 1091">
          <text:p/>
        </draw:connector>
        <draw:frame draw:style-name="gr51" draw:text-style-name="P2" draw:layer="layout" svg:width="1.768cm" svg:height="0.679cm" svg:x="7.965cm" svg:y="23.742cm">
          <draw:text-box>
            <text:p><text:span text:style-name="T1">Runtime</text:span></text:p>
          </draw:text-box>
        </draw:frame>
        <draw:frame draw:style-name="gr57" draw:text-style-name="P20" draw:layer="layout" svg:width="1.446cm" svg:height="0.598cm" svg:x="9.315cm" svg:y="25.501cm">
          <draw:text-box>
            <text:p><text:span text:style-name="T2">callback</text:span></text:p>
          </draw:text-box>
        </draw:frame>
        <draw:frame draw:style-name="gr58" draw:text-style-name="P20" draw:layer="layout" svg:width="1.514cm" svg:height="0.598cm" svg:x="10.546cm" svg:y="26.876cm">
          <draw:text-box>
            <text:p><text:span text:style-name="T2">Ausgabe</text:span></text:p>
          </draw:text-box>
        </draw:frame>
      </draw:page>
      <draw:page draw:name="page4" draw:style-name="dp1" draw:master-page-name="Standard">
        <draw:custom-shape draw:style-name="gr18" draw:text-style-name="P16" draw:layer="layout" svg:width="0.811cm" svg:height="0.705cm" svg:x="1cm" svg:y="17.502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9cm" svg:y="17.502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2" xml:id="id30" draw:id="id30" draw:layer="layout" svg:width="0.811cm" svg:height="0.705cm" svg:x="2.8cm" svg:y="17.502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7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17.502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31" draw:id="id31" draw:layer="layout" svg:width="0.811cm" svg:height="0.705cm" svg:x="4.6cm" svg:y="17.502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4cm" svg:y="17.502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7.502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32" draw:id="id32" draw:layer="layout" svg:width="0.811cm" svg:height="0.705cm" svg:x="8.2cm" svg:y="17.502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cm" svg:y="17.502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7cm" svg:y="17.502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17.502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7.481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17.48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33" draw:id="id33" draw:layer="layout" svg:width="0.811cm" svg:height="0.705cm" svg:x="10cm" svg:y="17.502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type="curve" svg:x1="3.206cm" svg:y1="17.502cm" svg:x2="5.006cm" svg:y2="17.502cm" draw:start-shape="id30" draw:start-glue-point="4" draw:end-shape="id31" draw:end-glue-point="4" svg:d="M3206 17502c0-753 1800-753 1800 0" svg:viewBox="0 0 1801 566">
          <text:p/>
        </draw:connector>
        <draw:connector draw:style-name="gr42" draw:text-style-name="P5" draw:layer="layout" draw:type="curve" svg:x1="8.606cm" svg:y1="17.502cm" svg:x2="10.406cm" svg:y2="17.502cm" draw:start-shape="id32" draw:start-glue-point="4" draw:end-shape="id33" draw:end-glue-point="4" svg:d="M8606 17502c0-753 1800-753 1800 0" svg:viewBox="0 0 1801 566">
          <text:p/>
        </draw:connector>
        <draw:frame draw:style-name="gr44" draw:text-style-name="P20" draw:layer="layout" svg:width="1.548cm" svg:height="0.598cm" svg:x="2.794cm" svg:y="18.218cm">
          <draw:text-box>
            <text:p><text:span text:style-name="T2">a0</text:span></text:p>
          </draw:text-box>
        </draw:frame>
        <draw:connector draw:style-name="gr42" draw:text-style-name="P5" draw:layer="layout" draw:type="curve" svg:x1="5.006cm" svg:y1="17.502cm" svg:x2="8.606cm" svg:y2="17.502cm" draw:start-shape="id31" draw:start-glue-point="4" draw:end-shape="id32" draw:end-glue-point="4" svg:d="M5006 17502c0-753 3600-753 3600 0" svg:viewBox="0 0 3601 566">
          <text:p/>
        </draw:connector>
        <draw:frame draw:style-name="gr44" draw:text-style-name="P20" draw:layer="layout" svg:width="1.548cm" svg:height="0.598cm" svg:x="4.594cm" svg:y="18.218cm">
          <draw:text-box>
            <text:p><text:span text:style-name="T2">a1</text:span></text:p>
          </draw:text-box>
        </draw:frame>
        <draw:frame draw:style-name="gr44" draw:text-style-name="P20" draw:layer="layout" svg:width="1.548cm" svg:height="0.598cm" svg:x="8.192cm" svg:y="18.218cm">
          <draw:text-box>
            <text:p><text:span text:style-name="T2">a2</text:span></text:p>
          </draw:text-box>
        </draw:frame>
        <draw:frame draw:style-name="gr44" draw:text-style-name="P20" draw:layer="layout" svg:width="1.548cm" svg:height="0.598cm" svg:x="10.092cm" svg:y="18.218cm">
          <draw:text-box>
            <text:p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847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9:30:20.972089646</meta:creation-date>
    <dc:date>2019-01-13T18:10:01.128505383</dc:date>
    <meta:editing-duration>PT5H44M21S</meta:editing-duration>
    <meta:editing-cycles>23</meta:editing-cycles>
    <meta:generator>LibreOffice/6.1.4.2$Linux_X86_64 LibreOffice_project/10$Build-2</meta:generator>
    <meta:document-statistic meta:object-count="378"/>
  </office:meta>
</office:document-meta>
</file>